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8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17cm"/>
    </style:style>
    <style:style style:name="co4" style:family="table-column">
      <style:table-column-properties fo:break-before="auto" style:column-width="2.7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780373"/>
    </style:style>
    <style:style style:name="ce2" style:family="table-cell" style:parent-style-name="Default">
      <style:table-cell-properties fo:background-color="#2a6099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JD</text:p>
          </table:table-cell>
        </table:table-row>
        <table:table-row table:style-name="ro1"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formula="of:=([.B3]+9)/12" office:value-type="float" office:value="1.58333333333333" calcext:value-type="float">
            <text:p>1,58333333333333</text:p>
          </table:table-cell>
          <table:table-cell table:formula="of:=4716+[.A3]+TRUNC([.D3])" office:value-type="float" office:value="6738" calcext:value-type="float">
            <text:p>6738</text:p>
          </table:table-cell>
          <table:table-cell table:formula="of:=275*[.B3]/9" office:value-type="float" office:value="305.555555555556" calcext:value-type="float">
            <text:p>305,555555555556</text:p>
          </table:table-cell>
          <table:table-cell table:formula="of:=7*[.E3]/4" office:value-type="float" office:value="11791.5" calcext:value-type="float">
            <text:p>11791,5</text:p>
          </table:table-cell>
          <table:table-cell table:formula="of:=1729279.5+367*[.A3]+TRUNC([.F3])-TRUNC([.G3]) +[.C3]" office:value-type="float" office:value="2459502.5" calcext:value-type="float">
            <text:p>2459502,5</text:p>
          </table:table-cell>
          <table:table-cell table:formula="of:=([.E3]+83)/100" office:value-type="float" office:value="68.21" calcext:value-type="float">
            <text:p>68,21</text:p>
          </table:table-cell>
          <table:table-cell table:formula="of:=TRUNC([.I3])" office:value-type="float" office:value="68" calcext:value-type="float">
            <text:p>68</text:p>
          </table:table-cell>
          <table:table-cell table:formula="of:=3*([.J3]+1)/4" office:value-type="float" office:value="51.75" calcext:value-type="float">
            <text:p>51,75</text:p>
          </table:table-cell>
          <table:table-cell table:formula="of:=TRUNC([.K3])" office:value-type="float" office:value="51" calcext:value-type="float">
            <text:p>51</text:p>
          </table:table-cell>
          <table:table-cell table:formula="of:=[.H3]+38-[.L3]" office:value-type="float" office:value="2459489.5" calcext:value-type="float">
            <text:p>2459489,5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średnia wartość miesiąca synodyczneg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FZ</text:p>
          </table:table-cell>
          <table:table-cell office:value-type="string" calcext:value-type="string">
            <text:p>FZ całk</text:p>
          </table:table-cell>
          <table:table-cell office:value-type="string" calcext:value-type="string">
            <text:p>FZ</text:p>
          </table:table-cell>
          <table:table-cell table:number-columns-repeated="8"/>
        </table:table-row>
        <table:table-row table:style-name="ro1">
          <table:table-cell office:value-type="float" office:value="29.5305902778" calcext:value-type="float">
            <text:p>29,5305902778</text:p>
          </table:table-cell>
          <table:table-cell table:formula="of:=[.M3]" office:value-type="float" office:value="2459489.5" calcext:value-type="float">
            <text:p>2459489,5</text:p>
          </table:table-cell>
          <table:table-cell table:formula="of:=(([.B7]/[.A7])-0.3033)" office:value-type="float" office:value="83285.85782523" calcext:value-type="float">
            <text:p>83285,85782523</text:p>
          </table:table-cell>
          <table:table-cell table:formula="of:=TRUNC([.C7])" office:value-type="float" office:value="83285" calcext:value-type="float">
            <text:p>83285</text:p>
          </table:table-cell>
          <table:table-cell table:style-name="ce2" table:formula="of:=[.C7]-[.D7]" office:value-type="float" office:value="0.857825229963055" calcext:value-type="float">
            <text:p>0,857825229963055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nów</text:p>
          </table:table-cell>
          <table:table-cell office:value-type="string" calcext:value-type="string">
            <text:p>zasłonięty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5" calcext:value-type="float">
            <text:p>0,25</text:p>
          </table:table-cell>
          <table:table-cell office:value-type="string" calcext:value-type="string">
            <text:p>I kwadra</text:p>
          </table:table-cell>
          <table:table-cell office:value-type="string" calcext:value-type="string">
            <text:p>sierp z lewej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5" calcext:value-type="float">
            <text:p>0,5</text:p>
          </table:table-cell>
          <table:table-cell office:value-type="string" calcext:value-type="string">
            <text:p>II kwadra(pełnia)</text:p>
          </table:table-cell>
          <table:table-cell office:value-type="string" calcext:value-type="string">
            <text:p>pełny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75" calcext:value-type="float">
            <text:p>0,75</text:p>
          </table:table-cell>
          <table:table-cell office:value-type="string" calcext:value-type="string">
            <text:p>III kwadra</text:p>
          </table:table-cell>
          <table:table-cell office:value-type="string" calcext:value-type="string">
            <text:p>sierp z prawej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2">00.00.0000</text:date>, <text:time style:data-style-name="N2" text:time-value="15:42:01.767958497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9T14:17:34.344000000</meta:creation-date>
    <dc:date>2021-10-02T18:00:05.258291429</dc:date>
    <meta:editing-duration>PT1H3M16S</meta:editing-duration>
    <meta:editing-cycles>4</meta:editing-cycles>
    <meta:generator>LibreOffice/7.0.3.1$Linux_X86_64 LibreOffice_project/00$Build-1</meta:generator>
    <meta:document-statistic meta:table-count="1" meta:cell-count="49" meta:object-count="0"/>
  </office:meta>
</office:document-meta>
</file>